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Text_20_body">
      <style:text-properties fo:font-variant="normal" fo:text-transform="none" fo:color="#000000" style:font-name="Times New Roman" fo:font-size="14pt" fo:letter-spacing="normal" fo:font-style="normal" fo:font-weight="normal" officeooo:rsid="005664ad" officeooo:paragraph-rsid="005664ad" style:font-weight-asian="normal" style:font-weight-complex="normal"/>
    </style:style>
    <style:style style:name="P4" style:family="paragraph" style:parent-style-name="Text_20_body">
      <style:text-properties fo:font-variant="normal" fo:text-transform="none" fo:color="#000000" style:font-name="Times New Roman" fo:font-size="14pt" fo:letter-spacing="normal" fo:font-style="normal" fo:font-weight="normal" officeooo:rsid="005eab8d" officeooo:paragraph-rsid="005eab8d" style:font-weight-asian="normal" style:font-weight-complex="normal"/>
    </style:style>
    <style:style style:name="P5" style:family="paragraph" style:parent-style-name="Text_20_body">
      <style:text-properties fo:font-variant="normal" fo:text-transform="none" fo:color="#000000" style:font-name="Times New Roman" fo:font-size="14pt" fo:letter-spacing="normal" fo:font-style="normal" fo:font-weight="bold" style:font-weight-asian="bold" style:font-weight-complex="bold"/>
    </style:style>
    <style:style style:name="P6" style:family="paragraph" style:parent-style-name="Text_20_body" style:list-style-name="L1">
      <style:text-properties fo:font-variant="normal" fo:text-transform="none" fo:color="#000000" style:font-name="Times New Roman" fo:font-size="14pt" fo:letter-spacing="normal" fo:font-style="normal" fo:font-weight="bold" officeooo:rsid="001dd729" officeooo:paragraph-rsid="000663b7" style:font-weight-asian="bold" style:font-weight-complex="bold"/>
    </style:style>
    <style:style style:name="P7" style:family="paragraph" style:parent-style-name="Text_20_body">
      <style:text-properties fo:font-variant="normal" fo:text-transform="none" fo:color="#000000" style:font-name="Times New Roman" fo:font-size="14pt" fo:letter-spacing="normal" fo:font-style="normal" fo:font-weight="bold" officeooo:rsid="001dd729" officeooo:paragraph-rsid="000663b7" style:font-weight-asian="bold" style:font-weight-complex="bold"/>
    </style:style>
    <style:style style:name="P8" style:family="paragraph" style:parent-style-name="Text_20_body" style:list-style-name="L1">
      <style:text-properties fo:font-variant="normal" fo:text-transform="none" fo:color="#000000" style:font-name="Times New Roman" fo:font-size="14pt" fo:letter-spacing="normal" fo:font-style="normal" fo:font-weight="bold" style:font-weight-asian="bold" style:font-weight-complex="bold"/>
    </style:style>
    <style:style style:name="P9"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56d94f" officeooo:paragraph-rsid="0057a24f" style:font-weight-asian="normal" style:font-weight-complex="normal"/>
    </style:style>
    <style:style style:name="P10"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officeooo:rsid="00588779" officeooo:paragraph-rsid="005a9e17" style:font-weight-asian="normal" style:font-weight-complex="normal"/>
    </style:style>
    <style:style style:name="P11"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bold" style:font-weight-asian="bold" style:font-weight-complex="bold"/>
    </style:style>
    <style:style style:name="P12" style:family="paragraph" style:parent-style-name="Text_20_body" style:list-style-name="L1">
      <style:paragraph-properties fo:margin-top="0in" fo:margin-bottom="0in" loext:contextual-spacing="false"/>
      <style:text-properties fo:font-variant="normal" fo:text-transform="none" fo:color="#000000" style:font-name="Times New Roman" fo:font-size="14pt" fo:letter-spacing="normal" fo:font-style="normal" fo:font-weight="bold" style:font-weight-asian="bold" style:font-weight-complex="bold"/>
    </style:style>
    <style:style style:name="T1" style:family="text">
      <style:text-properties officeooo:rsid="00062ba7"/>
    </style:style>
    <style:style style:name="T2" style:family="text">
      <style:text-properties officeooo:rsid="0057a24f"/>
    </style:style>
    <style:style style:name="T3" style:family="text">
      <style:text-properties fo:font-size="10pt" officeooo:rsid="0057a24f" style:font-size-asian="10pt" style:font-size-complex="10pt"/>
    </style:style>
    <style:style style:name="T4" style:family="text">
      <style:text-properties fo:font-size="10pt" officeooo:rsid="005a190f" style:font-size-asian="10pt" style:font-size-complex="10pt"/>
    </style:style>
    <style:style style:name="T5" style:family="text">
      <style:text-properties officeooo:rsid="005a190f"/>
    </style:style>
    <style:style style:name="T6" style:family="text">
      <style:text-properties officeooo:rsid="005f13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5372430612887956" text:style-name="L1">
        <text:list-item>
          <text:p text:style-name="P6">There are two special signals (KILL and STOP) which are not handled by the process they are sent to. When a KILL or STOP signal is generated, the operating system itself handles this signal and kills or stops the appropriate process. Considering what you learned in today's lab, speculate as to why the system designers chose to include signals which are handled solely by the operating system. </text:p>
        </text:list-item>
      </text:list>
      <text:p text:style-name="P3">We cannot rely on processes to kill or stop themselves when receiving the signal; a process could be stuck in an unresponsive state, or it could be malicious, etc. so the operating system needs to be able to kill processes that may be causing trouble.</text:p>
      <text:p text:style-name="P7"/>
      <text:list xml:id="list164443560189232" text:continue-numbering="true" text:style-name="L1">
        <text:list-item>
          <text:p text:style-name="P12">What benefit do we gain from using the pause system call as opposed to an infinite while loop? </text:p>
        </text:list-item>
      </text:list>
      <text:p text:style-name="P9">The pause system call means the process will stop running its code until the process receives a kill signal or another signal arrives. <text:span text:style-name="T3">(</text:span><text:a xlink:type="simple" xlink:href="http://man7.org/linux/man-pages/man2/pause.2.html" text:style-name="Internet_20_link" text:visited-style-name="Visited_20_Internet_20_Link"><text:span text:style-name="T3">http://man7.org/linux/man-pages/man2/pause.2.html</text:span></text:a><text:span text:style-name="T3">)</text:span><text:span text:style-name="T2"> This leaves the process open to receiving signals, and also isn’t simply sitting idle running over and over doing nothing and wasting resources.</text:span></text:p>
      <text:p text:style-name="P11"/>
      <text:list xml:id="list164444809364940" text:continue-numbering="true" text:style-name="L1">
        <text:list-item>
          <text:p text:style-name="P12">Why do we mask other signals while inside the signal handler? </text:p>
        </text:list-item>
      </text:list>
      <text:p text:style-name="P10">Sometimes we may want to block certain signals from being received. <text:span text:style-name="T5">We may want to stop receiving a specific type of signal if that signal modifies data that our program is also going to access/modify, or just generally if we do not want our program to be interrupted by a specific type of signal. </text:span><text:span text:style-name="T4">(</text:span><text:a xlink:type="simple" xlink:href="https://www.gnu.org/software/libc/manual/html_node/Blocking-Signals.html" text:style-name="Internet_20_link" text:visited-style-name="Visited_20_Internet_20_Link"><text:span text:style-name="T4">https://www.gnu.org/software/libc/manual/html_node/Blocking-Signals.html</text:span></text:a><text:span text:style-name="T4">)</text:span></text:p>
      <text:p text:style-name="P11"/>
      <text:list xml:id="list164444331881199" text:continue-numbering="true" text:style-name="L1">
        <text:list-item>
          <text:p text:style-name="P8">When we implement the time out, we do not mask the SIGALRM signal. Why? </text:p>
        </text:list-item>
      </text:list>
      <text:p text:style-name="P4">The process has the SIGALRM signal blocked by default, and we have to unmask it so that our process can respond to the alarm signal. <text:span text:style-name="T6">If the SIGALRM signal were masked, then our program would not respond to the alarm signal.</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4</text:span><text:tab/><text:tab/>Page <text:page-number text:select-page="current">1</text:page-number> of <text:page-count>1</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3H8M11S</meta:editing-duration>
    <meta:editing-cycles>96</meta:editing-cycles>
    <meta:generator>LibreOffice/5.1.4.2$Linux_X86_64 LibreOffice_project/10m0$Build-2</meta:generator>
    <dc:date>2017-02-19T16:44:42.632903717</dc:date>
    <meta:document-statistic meta:table-count="0" meta:image-count="0" meta:object-count="0" meta:page-count="1" meta:paragraph-count="11" meta:word-count="315" meta:character-count="1859" meta:non-whitespace-character-count="1554"/>
    <meta:template xlink:type="simple" xlink:actuate="onRequest" xlink:title="Page number" xlink:href="../../../../Templates/Page%20number.ott" meta:date="2017-02-01T15:26:52.539126542"/>
  </office:meta>
</office:document-meta>
</file>